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4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1.0917in"/>
    </style:style>
    <style:style style:name="co4" style:family="table-column">
      <style:table-column-properties fo:break-before="auto" style:column-width="0.94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Soil sample collection at 6/26/2020, and dry at 50 C 10 days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wet <text:s/>Soil (g)</text:p>
          </table:table-cell>
          <table:table-cell office:value-type="string" calcext:value-type="string">
            <text:p>dried soil <text:s/>(g)</text:p>
          </table:table-cell>
          <table:table-cell office:value-type="string" calcext:value-type="string">
            <text:p>water content (%)</text:p>
          </table:table-cell>
          <table:table-cell table:number-columns-repeated="2"/>
          <table:table-cell office:value-type="string" calcext:value-type="string">
            <text:p>water (g)</text:p>
          </table:table-cell>
          <table:table-cell office:value-type="string" calcext:value-type="string">
            <text:p>water (vol)</text:p>
          </table:table-cell>
          <table:table-cell office:value-type="string" calcext:value-type="string">
            <text:p>soil (g)</text:p>
          </table:table-cell>
          <table:table-cell office:value-type="string" calcext:value-type="string">
            <text:p>soil (vol)</text:p>
          </table:table-cell>
          <table:table-cell office:value-type="string" calcext:value-type="string">
            <text:p>w_vol / s_vo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plication 3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urrchett</text:p>
          </table:table-cell>
          <table:table-cell office:value-type="float" office:value="55.11" calcext:value-type="float">
            <text:p>55.11</text:p>
          </table:table-cell>
          <table:table-cell office:value-type="float" office:value="45.39" calcext:value-type="float">
            <text:p>45.39</text:p>
          </table:table-cell>
          <table:table-cell table:style-name="ce1" table:formula="of:=([.C4]-[.D4])/[.C4]*100" office:value-type="float" office:value="17.6374523679913" calcext:value-type="float">
            <text:p>17.64</text:p>
          </table:table-cell>
          <table:table-cell table:number-columns-repeated="2"/>
          <table:table-cell table:style-name="ce2" table:formula="of:=[.C4]-[.D4]" office:value-type="float" office:value="9.72" calcext:value-type="float">
            <text:p>9.72</text:p>
          </table:table-cell>
          <table:table-cell table:style-name="ce2" table:formula="of:=[.H4]/[.I$1]" office:value-type="float" office:value="9.72" calcext:value-type="float">
            <text:p>9.72</text:p>
          </table:table-cell>
          <table:table-cell table:style-name="ce2" office:value-type="float" office:value="45.39" calcext:value-type="float">
            <text:p>45.39</text:p>
          </table:table-cell>
          <table:table-cell table:style-name="ce2" table:formula="of:=[.J4]/[.K$1]" office:value-type="float" office:value="30.26" calcext:value-type="float">
            <text:p>30.26</text:p>
          </table:table-cell>
          <table:table-cell table:style-name="ce2" table:formula="of:=[.I4]/[.K4]" office:value-type="float" office:value="0.321216126900198" calcext:value-type="float">
            <text:p>0.3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hisholm</text:p>
          </table:table-cell>
          <table:table-cell office:value-type="float" office:value="53.87" calcext:value-type="float">
            <text:p>53.87</text:p>
          </table:table-cell>
          <table:table-cell office:value-type="float" office:value="43.56" calcext:value-type="float">
            <text:p>43.56</text:p>
          </table:table-cell>
          <table:table-cell table:style-name="ce1" table:formula="of:=([.C5]-[.D5])/[.C5]*100" office:value-type="float" office:value="19.1386671616855" calcext:value-type="float">
            <text:p>19.14</text:p>
          </table:table-cell>
          <table:table-cell table:number-columns-repeated="2"/>
          <table:table-cell table:style-name="ce2" table:formula="of:=[.C5]-[.D5]" office:value-type="float" office:value="10.31" calcext:value-type="float">
            <text:p>10.31</text:p>
          </table:table-cell>
          <table:table-cell table:style-name="ce2" table:formula="of:=[.H5]/[.I$1]" office:value-type="float" office:value="10.31" calcext:value-type="float">
            <text:p>10.31</text:p>
          </table:table-cell>
          <table:table-cell table:style-name="ce2" office:value-type="float" office:value="43.56" calcext:value-type="float">
            <text:p>43.56</text:p>
          </table:table-cell>
          <table:table-cell table:style-name="ce2" table:formula="of:=[.J5]/[.K$1]" office:value-type="float" office:value="29.04" calcext:value-type="float">
            <text:p>29.04</text:p>
          </table:table-cell>
          <table:table-cell table:style-name="ce2" table:formula="of:=[.I5]/[.K5]" office:value-type="float" office:value="0.355027548209366" calcext:value-type="float">
            <text:p>0.3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ssack</text:p>
          </table:table-cell>
          <table:table-cell office:value-type="float" office:value="54.27" calcext:value-type="float">
            <text:p>54.27</text:p>
          </table:table-cell>
          <table:table-cell office:value-type="float" office:value="44.73" calcext:value-type="float">
            <text:p>44.73</text:p>
          </table:table-cell>
          <table:table-cell table:style-name="ce1" table:formula="of:=([.C6]-[.D6])/[.C6]*100" office:value-type="float" office:value="17.5787728026534" calcext:value-type="float">
            <text:p>17.58</text:p>
          </table:table-cell>
          <table:table-cell table:number-columns-repeated="2"/>
          <table:table-cell table:style-name="ce2" table:formula="of:=[.C6]-[.D6]" office:value-type="float" office:value="9.54000000000001" calcext:value-type="float">
            <text:p>9.54</text:p>
          </table:table-cell>
          <table:table-cell table:style-name="ce2" table:formula="of:=[.H6]/[.I$1]" office:value-type="float" office:value="9.54000000000001" calcext:value-type="float">
            <text:p>9.54</text:p>
          </table:table-cell>
          <table:table-cell table:style-name="ce2" office:value-type="float" office:value="44.73" calcext:value-type="float">
            <text:p>44.73</text:p>
          </table:table-cell>
          <table:table-cell table:style-name="ce2" table:formula="of:=[.J6]/[.K$1]" office:value-type="float" office:value="29.82" calcext:value-type="float">
            <text:p>29.82</text:p>
          </table:table-cell>
          <table:table-cell table:style-name="ce2" table:formula="of:=[.I6]/[.K6]" office:value-type="float" office:value="0.319919517102616" calcext:value-type="float">
            <text:p>0.3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turdy</text:p>
          </table:table-cell>
          <table:table-cell office:value-type="float" office:value="54.53" calcext:value-type="float">
            <text:p>54.53</text:p>
          </table:table-cell>
          <table:table-cell office:value-type="float" office:value="44.59" calcext:value-type="float">
            <text:p>44.59</text:p>
          </table:table-cell>
          <table:table-cell table:style-name="ce1" table:formula="of:=([.C7]-[.D7])/[.C7]*100" office:value-type="float" office:value="18.2284980744544" calcext:value-type="float">
            <text:p>18.23</text:p>
          </table:table-cell>
          <table:table-cell table:number-columns-repeated="2"/>
          <table:table-cell table:style-name="ce2" table:formula="of:=[.C7]-[.D7]" office:value-type="float" office:value="9.94" calcext:value-type="float">
            <text:p>9.94</text:p>
          </table:table-cell>
          <table:table-cell table:style-name="ce2" table:formula="of:=[.H7]/[.I$1]" office:value-type="float" office:value="9.94" calcext:value-type="float">
            <text:p>9.94</text:p>
          </table:table-cell>
          <table:table-cell table:style-name="ce2" office:value-type="float" office:value="44.59" calcext:value-type="float">
            <text:p>44.59</text:p>
          </table:table-cell>
          <table:table-cell table:style-name="ce2" table:formula="of:=[.J7]/[.K$1]" office:value-type="float" office:value="29.7266666666667" calcext:value-type="float">
            <text:p>29.73</text:p>
          </table:table-cell>
          <table:table-cell table:style-name="ce2" table:formula="of:=[.I7]/[.K7]" office:value-type="float" office:value="0.334379905808477" calcext:value-type="float">
            <text:p>0.3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rior</text:p>
          </table:table-cell>
          <table:table-cell office:value-type="float" office:value="52.94" calcext:value-type="float">
            <text:p>52.94</text:p>
          </table:table-cell>
          <table:table-cell office:value-type="float" office:value="43.22" calcext:value-type="float">
            <text:p>43.22</text:p>
          </table:table-cell>
          <table:table-cell office:value-type="float" office:value="18.36" calcext:value-type="float">
            <text:p>18.36</text:p>
          </table:table-cell>
          <table:table-cell table:number-columns-repeated="2"/>
          <table:table-cell table:number-columns-repeated="2" table:style-name="ce2" office:value-type="float" office:value="9.72" calcext:value-type="float">
            <text:p>9.72</text:p>
          </table:table-cell>
          <table:table-cell table:style-name="ce2" office:value-type="float" office:value="43.22" calcext:value-type="float">
            <text:p>43.22</text:p>
          </table:table-cell>
          <table:table-cell table:style-name="ce2" office:value-type="float" office:value="28.8133333333333" calcext:value-type="float">
            <text:p>28.81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plication 4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urrchett</text:p>
          </table:table-cell>
          <table:table-cell office:value-type="float" office:value="56.03" calcext:value-type="float">
            <text:p>56.03</text:p>
          </table:table-cell>
          <table:table-cell office:value-type="float" office:value="46.48" calcext:value-type="float">
            <text:p>46.48</text:p>
          </table:table-cell>
          <table:table-cell table:style-name="ce1" table:formula="of:=([.C10]-[.D10])/[.C10]*100" office:value-type="float" office:value="17.0444404783152" calcext:value-type="float">
            <text:p>17.04</text:p>
          </table:table-cell>
          <table:table-cell table:number-columns-repeated="2"/>
          <table:table-cell table:style-name="ce2" table:formula="of:=[.C10]-[.D10]" office:value-type="float" office:value="9.55" calcext:value-type="float">
            <text:p>9.55</text:p>
          </table:table-cell>
          <table:table-cell table:style-name="ce2" table:formula="of:=[.H10]/[.I$1]" office:value-type="float" office:value="9.55" calcext:value-type="float">
            <text:p>9.55</text:p>
          </table:table-cell>
          <table:table-cell table:style-name="ce2" office:value-type="float" office:value="46.48" calcext:value-type="float">
            <text:p>46.48</text:p>
          </table:table-cell>
          <table:table-cell table:style-name="ce2" table:formula="of:=[.J10]/[.K$1]" office:value-type="float" office:value="30.9866666666667" calcext:value-type="float">
            <text:p>30.99</text:p>
          </table:table-cell>
          <table:table-cell table:style-name="ce2" table:formula="of:=[.I10]/[.K10]" office:value-type="float" office:value="0.308197074010327" calcext:value-type="float">
            <text:p>0.3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hisholm</text:p>
          </table:table-cell>
          <table:table-cell office:value-type="float" office:value="54.15" calcext:value-type="float">
            <text:p>54.15</text:p>
          </table:table-cell>
          <table:table-cell office:value-type="float" office:value="43.91" calcext:value-type="float">
            <text:p>43.91</text:p>
          </table:table-cell>
          <table:table-cell table:style-name="ce1" table:formula="of:=([.C11]-[.D11])/[.C11]*100" office:value-type="float" office:value="18.9104339796861" calcext:value-type="float">
            <text:p>18.91</text:p>
          </table:table-cell>
          <table:table-cell table:number-columns-repeated="2"/>
          <table:table-cell table:style-name="ce2" table:formula="of:=[.C11]-[.D11]" office:value-type="float" office:value="10.24" calcext:value-type="float">
            <text:p>10.24</text:p>
          </table:table-cell>
          <table:table-cell table:style-name="ce2" table:formula="of:=[.H11]/[.I$1]" office:value-type="float" office:value="10.24" calcext:value-type="float">
            <text:p>10.24</text:p>
          </table:table-cell>
          <table:table-cell table:style-name="ce2" office:value-type="float" office:value="43.91" calcext:value-type="float">
            <text:p>43.91</text:p>
          </table:table-cell>
          <table:table-cell table:style-name="ce2" table:formula="of:=[.J11]/[.K$1]" office:value-type="float" office:value="29.2733333333333" calcext:value-type="float">
            <text:p>29.27</text:p>
          </table:table-cell>
          <table:table-cell table:style-name="ce2" table:formula="of:=[.I11]/[.K11]" office:value-type="float" office:value="0.349806422227283" calcext:value-type="float">
            <text:p>0.3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ssack</text:p>
          </table:table-cell>
          <table:table-cell office:value-type="float" office:value="55.34" calcext:value-type="float">
            <text:p>55.34</text:p>
          </table:table-cell>
          <table:table-cell office:value-type="float" office:value="45.77" calcext:value-type="float">
            <text:p>45.77</text:p>
          </table:table-cell>
          <table:table-cell table:style-name="ce1" table:formula="of:=([.C12]-[.D12])/[.C12]*100" office:value-type="float" office:value="17.2930972172027" calcext:value-type="float">
            <text:p>17.29</text:p>
          </table:table-cell>
          <table:table-cell table:number-columns-repeated="2"/>
          <table:table-cell table:style-name="ce2" table:formula="of:=[.C12]-[.D12]" office:value-type="float" office:value="9.57" calcext:value-type="float">
            <text:p>9.57</text:p>
          </table:table-cell>
          <table:table-cell table:style-name="ce2" table:formula="of:=[.H12]/[.I$1]" office:value-type="float" office:value="9.57" calcext:value-type="float">
            <text:p>9.57</text:p>
          </table:table-cell>
          <table:table-cell table:style-name="ce2" office:value-type="float" office:value="45.77" calcext:value-type="float">
            <text:p>45.77</text:p>
          </table:table-cell>
          <table:table-cell table:style-name="ce2" table:formula="of:=[.J12]/[.K$1]" office:value-type="float" office:value="30.5133333333333" calcext:value-type="float">
            <text:p>30.51</text:p>
          </table:table-cell>
          <table:table-cell table:style-name="ce2" table:formula="of:=[.I12]/[.K12]" office:value-type="float" office:value="0.313633384312869" calcext:value-type="float">
            <text:p>0.3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turdy</text:p>
          </table:table-cell>
          <table:table-cell office:value-type="float" office:value="56.78" calcext:value-type="float">
            <text:p>56.78</text:p>
          </table:table-cell>
          <table:table-cell office:value-type="float" office:value="45.38" calcext:value-type="float">
            <text:p>45.38</text:p>
          </table:table-cell>
          <table:table-cell table:style-name="ce1" table:formula="of:=([.C13]-[.D13])/[.C13]*100" office:value-type="float" office:value="20.0774920746742" calcext:value-type="float">
            <text:p>20.08</text:p>
          </table:table-cell>
          <table:table-cell table:number-columns-repeated="2"/>
          <table:table-cell table:style-name="ce2" table:formula="of:=[.C13]-[.D13]" office:value-type="float" office:value="11.4" calcext:value-type="float">
            <text:p>11.40</text:p>
          </table:table-cell>
          <table:table-cell table:style-name="ce2" table:formula="of:=[.H13]/[.I$1]" office:value-type="float" office:value="11.4" calcext:value-type="float">
            <text:p>11.40</text:p>
          </table:table-cell>
          <table:table-cell table:style-name="ce2" office:value-type="float" office:value="45.38" calcext:value-type="float">
            <text:p>45.38</text:p>
          </table:table-cell>
          <table:table-cell table:style-name="ce2" table:formula="of:=[.J13]/[.K$1]" office:value-type="float" office:value="30.2533333333333" calcext:value-type="float">
            <text:p>30.25</text:p>
          </table:table-cell>
          <table:table-cell table:style-name="ce2" table:formula="of:=[.I13]/[.K13]" office:value-type="float" office:value="0.376817981489643" calcext:value-type="float">
            <text:p>0.3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rior</text:p>
          </table:table-cell>
          <table:table-cell office:value-type="float" office:value="52.71" calcext:value-type="float">
            <text:p>52.71</text:p>
          </table:table-cell>
          <table:table-cell office:value-type="float" office:value="43.5" calcext:value-type="float">
            <text:p>43.5</text:p>
          </table:table-cell>
          <table:table-cell table:style-name="ce1" table:formula="of:=([.C14]-[.D14])/[.C14]*100" office:value-type="float" office:value="17.4729652817302" calcext:value-type="float">
            <text:p>17.47</text:p>
          </table:table-cell>
          <table:table-cell table:number-columns-repeated="2"/>
          <table:table-cell table:style-name="ce2" table:formula="of:=[.C14]-[.D14]" office:value-type="float" office:value="9.21" calcext:value-type="float">
            <text:p>9.21</text:p>
          </table:table-cell>
          <table:table-cell table:style-name="ce2" table:formula="of:=[.H14]/[.I$1]" office:value-type="float" office:value="9.21" calcext:value-type="float">
            <text:p>9.21</text:p>
          </table:table-cell>
          <table:table-cell table:style-name="ce2" office:value-type="float" office:value="43.5" calcext:value-type="float">
            <text:p>43.50</text:p>
          </table:table-cell>
          <table:table-cell table:style-name="ce2" table:formula="of:=[.J14]/[.K$1]" office:value-type="float" office:value="29" calcext:value-type="float">
            <text:p>29.00</text:p>
          </table:table-cell>
          <table:table-cell table:style-name="ce2" table:formula="of:=[.I14]/[.K14]" office:value-type="float" office:value="0.317586206896552" calcext:value-type="float">
            <text:p>0.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" table:formula="of:=AVERAGE([.E5:.E14])" office:value-type="float" office:value="18.233818563378" calcext:value-type="float">
            <text:p>18.23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0:Sheet1.L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hao, Haijun</meta:initial-creator>
    <meta:creation-date>2020-07-07T20:25:29</meta:creation-date>
    <dc:date>2020-07-16T13:19:39.590122747</dc:date>
    <meta:generator>LibreOffice/6.4.4.2$Linux_X86_64 LibreOffice_project/40$Build-2</meta:generator>
    <meta:editing-duration>PT3M59S</meta:editing-duration>
    <meta:editing-cycles>3</meta:editing-cycles>
    <meta:document-statistic meta:table-count="1" meta:cell-count="106" meta:object-count="0"/>
    <meta:user-defined meta:name="AppVersion">16.0300</meta:user-defined>
    <meta:user-defined meta:name="Company">Noble Research Institute, L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